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7"/>
    <style:style style:name="P18" style:family="paragraph" style:parent-style-name="Standard" style:list-style-name="L18"/>
    <style:style style:name="P19" style:family="paragraph" style:parent-style-name="Standard" style:list-style-name="L19"/>
    <style:style style:name="P20" style:family="paragraph" style:parent-style-name="Standard" style:list-style-name="L20"/>
    <style:style style:name="P21" style:family="paragraph" style:parent-style-name="Standard" style:list-style-name="L2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ories of distributive Justice</text:p>
      <text:p text:style-name="Standard"><text:tab/>Utilitarian theories</text:p>
      <text:list xml:id="list5981585900967229913" text:style-name="L1">
        <text:list-item>
          <text:list>
            <text:list-item>
              <text:p text:style-name="P1">to each person according to rules and actions that maximize social utility</text:p>
            </text:list-item>
          </text:list>
        </text:list-item>
      </text:list>
      <text:p text:style-name="Standard"><text:tab/>Libertarian theories </text:p>
      <text:list xml:id="list8341119967090664449" text:style-name="L2">
        <text:list-item>
          <text:list>
            <text:list-item>
              <text:p text:style-name="P2">to each person a maximum of liberty and property resulting from the exercise of liberty rights and participation in fair free market exchanges</text:p>
            </text:list-item>
          </text:list>
        </text:list-item>
      </text:list>
      <text:p text:style-name="Standard"><text:tab/>Egalitarian theories </text:p>
      <text:list xml:id="list1659052898820006979" text:style-name="L3">
        <text:list-item>
          <text:list>
            <text:list-item>
              <text:p text:style-name="P3">to each person an equal measure of liberty and equal access to the goods in life that every rational person values</text:p>
            </text:list-item>
          </text:list>
        </text:list-item>
      </text:list>
      <text:p text:style-name="Standard"/>
      <text:p text:style-name="Standard">Contract Theory</text:p>
      <text:list xml:id="list3895830494917352140" text:style-name="L4">
        <text:list-item>
          <text:list>
            <text:list-item>
              <text:p text:style-name="P4">morality consists in rules about social interactions helping society to run better making everyone better off</text:p>
            </text:list-item>
            <text:list-item>
              <text:p text:style-name="P4">just moral rules are those that rational self interested people would agree to follow on the condition that others in society would too.</text:p>
              <text:p text:style-name="P4"/>
            </text:list-item>
          </text:list>
        </text:list-item>
      </text:list>
      <text:p text:style-name="Standard">John rawls influence</text:p>
      <text:p text:style-name="Standard"><text:tab/>The state of nature</text:p>
      <text:p text:style-name="Standard"><text:tab/>- <text:s text:c="5"/>hypothetical life w/o a social contract</text:p>
      <text:p text:style-name="Standard"><text:tab/>Rawls “Original position” and veil of ignorance”</text:p>
      <text:list xml:id="list7113135012517654728" text:style-name="L5">
        <text:list-item>
          <text:list>
            <text:list-item>
              <text:p text:style-name="P5">ensuring a fair contract</text:p>
              <text:p text:style-name="P5"/>
            </text:list-item>
          </text:list>
        </text:list-item>
      </text:list>
      <text:p text:style-name="Standard">Rawls 2 Principles of Justice</text:p>
      <text:list xml:id="list7702835846339547129" text:style-name="L6">
        <text:list-item>
          <text:list>
            <text:list-item>
              <text:list>
                <text:list-item>
                  <text:p text:style-name="P6">each person is to have an equal right to the most extensive total system of equal basic liberties compatible with a similar system of liberty for all</text:p>
                </text:list-item>
                <text:list-item>
                  <text:p text:style-name="P6">social economic inequalities are to be arranged so that they are both</text:p>
                </text:list-item>
              </text:list>
            </text:list-item>
          </text:list>
        </text:list-item>
      </text:list>
      <text:p text:style-name="Standard"><text:tab/><text:tab/>A) the the greatest advantage of the least advantaged and</text:p>
      <text:p text:style-name="Standard"><text:tab/><text:tab/>B) attached to offices and positions open to all under conditions of fair equality of <text:tab/><text:tab/><text:tab/>opportunity</text:p>
      <text:p text:style-name="Standard"/>
      <text:p text:style-name="Standard">Fair Opportunity</text:p>
      <text:p text:style-name="Standard"><text:tab/>The Fair-Opportunity Rule</text:p>
      <text:list xml:id="list5192222007107467661" text:style-name="L7">
        <text:list-item>
          <text:list>
            <text:list-item>
              <text:p text:style-name="P7">individuals should not receive social benefits on the bases of undeserved advantageous properties and should not be denied social benefits on the basis of undeserved disadvantageous properties for which they are not responsible</text:p>
              <text:list>
                <text:list-item>
                  <text:p text:style-name="P7">properties that come from the “natural and social lotteries” are not acceptable grounds for discrimination</text:p>
                </text:list-item>
                <text:list-item>
                  <text:p text:style-name="P7">justice requires that people have a fair chance of acquiring or overcoming these properties</text:p>
                  <text:p text:style-name="P7"/>
                </text:list-item>
              </text:list>
            </text:list-item>
          </text:list>
        </text:list-item>
      </text:list>
      <text:p text:style-name="Standard">Fair opportunity as a Rule of Redress</text:p>
      <text:p text:style-name="Standard"><text:tab/>Mitigation of negative effects of life's lotteries</text:p>
      <text:list xml:id="list1545107626545351480" text:style-name="L8">
        <text:list-item>
          <text:list>
            <text:list-item>
              <text:p text:style-name="P8">which disadvantageous properties does justice demand we provide assistance in overcoming?</text:p>
              <text:list>
                <text:list-item>
                  <text:p text:style-name="P8">How do we draw the line between what is unfair and what is unfortunate?</text:p>
                </text:list-item>
                <text:list-item>
                  <text:p text:style-name="P8">How far are we required to go (and how far is it possible) to redress unfair disadvantages?</text:p>
                </text:list-item>
              </text:list>
            </text:list-item>
          </text:list>
        </text:list-item>
      </text:list>
      <text:p text:style-name="Standard">Capitalism</text:p>
      <text:list xml:id="list5687912561330251928" text:style-name="L9">
        <text:list-item>
          <text:list>
            <text:list-item>
              <text:p text:style-name="P9"><text:soft-page-break/>means of production and distribution privately owned</text:p>
            </text:list-item>
            <text:list-item>
              <text:p text:style-name="P9">Market System</text:p>
            </text:list-item>
          </text:list>
        </text:list-item>
      </text:list>
      <text:p text:style-name="Standard"/>
      <text:p text:style-name="Standard">Socialism:</text:p>
      <text:list xml:id="list4703682837208998256" text:style-name="L10">
        <text:list-item>
          <text:list>
            <text:list-item>
              <text:p text:style-name="P10">means of production and distribution publicity owned</text:p>
            </text:list-item>
            <text:list-item>
              <text:p text:style-name="P10">Planned economy</text:p>
            </text:list-item>
          </text:list>
        </text:list-item>
      </text:list>
      <text:p text:style-name="Standard"/>
      <text:p text:style-name="Standard">Key features of Capitalism</text:p>
      <text:list xml:id="list5909469299509026896" text:style-name="L11">
        <text:list-item>
          <text:list>
            <text:list-item>
              <text:p text:style-name="P11">companies</text:p>
            </text:list-item>
            <text:list-item>
              <text:p text:style-name="P11">profit motive</text:p>
              <text:list>
                <text:list-item>
                  <text:p text:style-name="P11">growing of a small business into very large factions </text:p>
                </text:list-item>
              </text:list>
            </text:list-item>
            <text:list-item>
              <text:p text:style-name="P11">competition</text:p>
            </text:list-item>
            <text:list-item>
              <text:p text:style-name="P11">private property</text:p>
              <text:p text:style-name="P11"/>
            </text:list-item>
          </text:list>
        </text:list-item>
      </text:list>
      <text:p text:style-name="Standard">Lockean rights and Capitalism</text:p>
      <text:p text:style-name="Standard"><text:tab/>Natural Rights</text:p>
      <text:p text:style-name="Standard"><text:tab/>The two rights behind capitalism</text:p>
      <text:list xml:id="list1569246015605982751" text:style-name="L12">
        <text:list-item>
          <text:list>
            <text:list-item>
              <text:p text:style-name="P12">property</text:p>
            </text:list-item>
            <text:list-item>
              <text:p text:style-name="P12">free association</text:p>
            </text:list-item>
          </text:list>
        </text:list-item>
      </text:list>
      <text:p text:style-name="Standard"/>
      <text:p text:style-name="Standard">Utilitarianism and Capitalism</text:p>
      <text:p text:style-name="Standard"><text:tab/>The invisible Hand</text:p>
      <text:list xml:id="list5101025715440480153" text:style-name="L13">
        <text:list-item>
          <text:list>
            <text:list-item>
              <text:p text:style-name="P13">peoples well being is tied to acquisition of wealth</text:p>
            </text:list-item>
            <text:list-item>
              <text:p text:style-name="P13">if people are left to pursue their own interests in a free market, they will unintentionally produce the greatest good for all</text:p>
            </text:list-item>
            <text:list-item>
              <text:p text:style-name="P13">the law of supply and demand will guide the economy</text:p>
            </text:list-item>
          </text:list>
        </text:list-item>
      </text:list>
      <text:p text:style-name="Standard">Homo Economics?</text:p>
      <text:p text:style-name="Standard"><text:tab/>Are we fundamentally economic beings?</text:p>
      <text:list xml:id="list1603562572410027942" text:style-name="L14">
        <text:list-item>
          <text:list>
            <text:list-item>
              <text:p text:style-name="P14">does capitalism assume psychological egoism?</text:p>
              <text:list>
                <text:list-item>
                  <text:p text:style-name="P14">Perhaps capitalism creates selfish, .materialistic individuals, rather than harnessing innate qualities of all humans</text:p>
                </text:list-item>
              </text:list>
            </text:list-item>
          </text:list>
        </text:list-item>
      </text:list>
      <text:p text:style-name="Standard"><text:tab/>- is our well being tied to material wealth and consumption?</text:p>
      <text:p text:style-name="Standard"><text:tab/></text:p>
      <text:p text:style-name="Standard"/>
      <text:p text:style-name="Standard"/>
      <text:p text:style-name="Standard">day 3;</text:p>
      <text:p text:style-name="Standard">Employment at will</text:p>
      <text:list xml:id="list4890037967925636193" text:style-name="L15">
        <text:list-item>
          <text:list>
            <text:list-item>
              <text:p text:style-name="P15">is the common law doctrine that employees can be discharged without cause morally justified?</text:p>
              <text:list>
                <text:list-item>
                  <text:p text:style-name="P15">For publicity denouncing an employers?</text:p>
                </text:list-item>
                <text:list-item>
                  <text:p text:style-name="P15">For something unrelated to work and done anonymously?</text:p>
                </text:list-item>
                <text:list-item>
                  <text:p text:style-name="P15">For anonymously criticizing an employer?</text:p>
                </text:list-item>
                <text:list-item>
                  <text:p text:style-name="P15">For supporting the wrong team at work?</text:p>
                </text:list-item>
              </text:list>
            </text:list-item>
          </text:list>
        </text:list-item>
      </text:list>
      <text:p text:style-name="Standard">A changing landscape</text:p>
      <text:list xml:id="list8918930834476890563" text:style-name="L16">
        <text:list-item>
          <text:p text:style-name="P16">common law allows employees to be discharged without cause</text:p>
        </text:list-item>
        <text:list-item>
          <text:p text:style-name="P16">Wagner act(1935)</text:p>
          <text:list>
            <text:list-item>
              <text:p text:style-name="P16">protects union membership</text:p>
            </text:list-item>
          </text:list>
        </text:list-item>
        <text:list-item>
          <text:p text:style-name="P16"><text:soft-page-break/>civil rights act(1964)</text:p>
          <text:list>
            <text:list-item>
              <text:p text:style-name="P16">prohibits discrimination based on race , religion ,nationality, sex , or age</text:p>
            </text:list-item>
          </text:list>
        </text:list-item>
      </text:list>
      <text:list xml:id="list3230214893107521573" text:style-name="L17">
        <text:list-item>
          <text:p text:style-name="P17">public sector employees may only be fired “for cause”</text:p>
        </text:list-item>
        <text:list-item>
          <text:p text:style-name="P17">union contracts often protect against unjust dismissal</text:p>
        </text:list-item>
      </text:list>
      <text:p text:style-name="Standard">JOB PERFORMANCE</text:p>
      <text:list xml:id="list117686918131493556" text:style-name="L18">
        <text:list-item>
          <text:p text:style-name="P18">what consititutes a “just cause” for discharge?</text:p>
          <text:list>
            <text:list-item>
              <text:p text:style-name="P18">Technically, its supposed to be based on job performance</text:p>
            </text:list-item>
          </text:list>
        </text:list-item>
      </text:list>
      <text:list xml:id="list7384974602938719298" text:style-name="L19">
        <text:list-item>
          <text:p text:style-name="P19">but what is related to job performance?</text:p>
          <text:list>
            <text:list-item>
              <text:p text:style-name="P19">Dress?</text:p>
            </text:list-item>
            <text:list-item>
              <text:p text:style-name="P19">Weight?</text:p>
            </text:list-item>
            <text:list-item>
              <text:p text:style-name="P19">Tattoos?</text:p>
            </text:list-item>
          </text:list>
        </text:list-item>
      </text:list>
      <text:p text:style-name="Standard">The Basic Conflict</text:p>
      <text:list xml:id="list8372089088943773803" text:style-name="L20">
        <text:list-item>
          <text:p text:style-name="P20">as individuals, we have many civil liberties that entitle us to live our lives as we see fit to a large degree</text:p>
        </text:list-item>
        <text:list-item>
          <text:p text:style-name="P20">employers (or anyone else) are barred from preventing you from exercising your civil liberties, but they aren't obligated to imply you if you choose to exercise them in ways they dont like are they?</text:p>
        </text:list-item>
        <text:list-item>
          <text:p text:style-name="P20">There is , of course, a big difference between features of our lives that we choose and those we do not choose.</text:p>
        </text:list-item>
      </text:list>
      <text:p text:style-name="Standard">Diversity in the workplace</text:p>
      <text:list xml:id="list4498815472764081592" text:style-name="L21">
        <text:list-item>
          <text:p text:style-name="P21">based on data from the 2010 census, the u.s bureau of labor statistics concluded that :</text:p>
          <text:list>
            <text:list-item>
              <text:p text:style-name="P21">today labor force is older, more racially and ethnically diverse, and composed of more women</text:p>
            </text:list-item>
            <text:list-item>
              <text:p text:style-name="P21">these trends are expected to continue to shape the future of the workforce.</text:p>
            </text:list-item>
            <text:list-item>
              <text:p text:style-name="P21">The percentage of every race and ethnicity in the us workforce other than white males will grow during the period of 2010-2020</text:p>
            </text:list-item>
            <text:list-item>
              <text:p text:style-name="P21">white males have not comprised the majority of the US <text:s/>workforce since the 1970's</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0T18:01:20.76</meta:creation-date>
    <meta:editing-duration>PT2H21M48S</meta:editing-duration>
    <meta:editing-cycles>3</meta:editing-cycles>
    <meta:generator>OpenOffice/4.1.2$Win32 OpenOffice.org_project/412m3$Build-9782</meta:generator>
    <meta:initial-creator>joe thornton</meta:initial-creator>
    <dc:date>2016-10-04T20:51:15.56</dc:date>
    <meta:document-statistic meta:table-count="0" meta:image-count="0" meta:object-count="0" meta:page-count="3" meta:paragraph-count="90" meta:word-count="803" meta:character-count="4762"/>
  </office:meta>
</office:document-meta>
</file>